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text-properties style:font-name="Calibri" fo:language="ca" fo:country="ES" officeooo:rsid="001785c2" officeooo:paragraph-rsid="001785c2"/>
    </style:style>
    <style:style style:name="P2" style:family="paragraph" style:parent-style-name="Standard">
      <style:paragraph-properties fo:text-align="justify" style:justify-single-word="false"/>
      <style:text-properties style:font-name="Calibri" fo:language="ca" fo:country="ES" officeooo:rsid="0016de25" officeooo:paragraph-rsid="0016de25"/>
    </style:style>
    <style:style style:name="P3" style:family="paragraph" style:parent-style-name="Standard">
      <style:paragraph-properties fo:text-align="justify" style:justify-single-word="false"/>
      <style:text-properties style:font-name="Calibri" fo:font-size="16pt" fo:language="ca" fo:country="ES" officeooo:rsid="0019d81d" officeooo:paragraph-rsid="0019d81d" style:font-size-asian="14pt" style:font-size-complex="16pt"/>
    </style:style>
    <style:style style:name="P4" style:family="paragraph" style:parent-style-name="Standard">
      <style:paragraph-properties fo:text-align="center" style:justify-single-word="false"/>
      <style:text-properties style:font-name="Calibri" fo:font-size="22pt" fo:language="ca" fo:country="ES" officeooo:rsid="0016de25" officeooo:paragraph-rsid="0016de25" style:font-size-asian="22pt" style:font-size-complex="22pt"/>
    </style:style>
    <style:style style:name="P5" style:family="paragraph" style:parent-style-name="Standard">
      <style:paragraph-properties fo:text-align="justify" style:justify-single-word="false"/>
      <style:text-properties style:font-name="Calibri" fo:font-size="22pt" fo:language="ca" fo:country="ES" officeooo:rsid="0016de25" officeooo:paragraph-rsid="0016de25" style:font-size-asian="22pt" style:font-size-complex="22pt"/>
    </style:style>
    <style:style style:name="P6" style:family="paragraph" style:parent-style-name="Standard">
      <style:paragraph-properties fo:text-align="center" style:justify-single-word="false"/>
      <style:text-properties style:font-name="Calibri" fo:font-size="22pt" fo:language="ca" fo:country="ES" officeooo:rsid="001785c2" officeooo:paragraph-rsid="001785c2" style:font-size-asian="22pt" style:font-size-complex="22pt"/>
    </style:style>
    <style:style style:name="P7" style:family="paragraph" style:parent-style-name="Standard">
      <style:paragraph-properties fo:text-align="end" style:justify-single-word="false"/>
      <style:text-properties style:font-name="Calibri" fo:font-size="14pt" fo:language="ca" fo:country="ES" officeooo:rsid="001785c2" officeooo:paragraph-rsid="001785c2" style:font-size-asian="14pt" style:font-size-complex="14pt"/>
    </style:style>
    <style:style style:name="P8" style:family="paragraph" style:parent-style-name="Standard">
      <style:paragraph-properties fo:text-align="justify" style:justify-single-word="false"/>
      <style:text-properties style:font-name="Calibri" fo:font-size="14pt" fo:language="ca" fo:country="ES" officeooo:rsid="001785c2" officeooo:paragraph-rsid="001785c2" style:font-size-asian="14pt" style:font-size-complex="14pt"/>
    </style:style>
    <style:style style:name="P9" style:family="paragraph" style:parent-style-name="Standard">
      <style:paragraph-properties fo:text-align="justify" style:justify-single-word="false"/>
      <style:text-properties style:font-name="Calibri" fo:font-size="12pt" fo:language="ca" fo:country="ES" officeooo:rsid="0019d81d" officeooo:paragraph-rsid="0019d81d" style:font-size-asian="10.5pt" style:font-size-complex="12pt"/>
    </style:style>
    <style:style style:name="P10" style:family="paragraph" style:parent-style-name="Standard">
      <style:paragraph-properties fo:text-align="justify" style:justify-single-word="false"/>
      <style:text-properties style:font-name="Calibri" fo:font-size="12pt" fo:language="ca" fo:country="ES" officeooo:rsid="0019d81d" officeooo:paragraph-rsid="001a0777" style:font-size-asian="10.5pt" style:font-size-complex="12pt"/>
    </style:style>
    <style:style style:name="P11" style:family="paragraph" style:parent-style-name="Standard">
      <style:paragraph-properties fo:text-align="justify" style:justify-single-word="false"/>
      <style:text-properties style:font-name="Calibri" fo:font-size="12pt" fo:language="ca" fo:country="ES" officeooo:rsid="0019d81d" officeooo:paragraph-rsid="0019d81d" style:font-size-asian="12pt" style:font-size-complex="12pt"/>
    </style:style>
    <style:style style:name="P12" style:family="paragraph" style:parent-style-name="Standard">
      <style:paragraph-properties fo:text-align="justify" style:justify-single-word="false"/>
      <style:text-properties style:font-name="Calibri" fo:font-size="12pt" fo:language="ca" fo:country="ES" officeooo:rsid="0019d81d" officeooo:paragraph-rsid="0019d81d" style:font-size-asian="12pt" style:font-size-complex="12pt"/>
    </style:style>
    <style:style style:name="P13" style:family="paragraph" style:parent-style-name="Standard">
      <style:paragraph-properties fo:text-align="justify" style:justify-single-word="false"/>
      <style:text-properties style:font-name="Calibri" fo:font-size="12pt" fo:language="ca" fo:country="ES" officeooo:rsid="001c4ed4" officeooo:paragraph-rsid="001c4ed4" style:font-size-asian="12pt" style:font-size-complex="12pt"/>
    </style:style>
    <style:style style:name="P14" style:family="paragraph" style:parent-style-name="Standard">
      <style:paragraph-properties fo:text-align="justify" style:justify-single-word="false"/>
      <style:text-properties style:font-name="Calibri" fo:font-size="12pt" fo:language="ca" fo:country="ES" officeooo:rsid="0019d81d" officeooo:paragraph-rsid="0019d81d" style:font-size-asian="10.5pt" style:font-size-complex="12pt"/>
    </style:style>
    <style:style style:name="P15" style:family="paragraph" style:parent-style-name="Standard">
      <style:paragraph-properties fo:text-align="justify" style:justify-single-word="false"/>
      <style:text-properties style:font-name="Calibri" fo:font-size="12pt" fo:language="ca" fo:country="ES" officeooo:rsid="0019d81d" officeooo:paragraph-rsid="001a0777" style:font-size-asian="10.5pt" style:font-size-complex="12pt"/>
    </style:style>
    <style:style style:name="T1" style:family="text">
      <style:text-properties officeooo:rsid="001a0777"/>
    </style:style>
    <style:style style:name="T2" style:family="text">
      <style:text-properties officeooo:rsid="001a193a"/>
    </style:style>
    <style:style style:name="T3" style:family="text">
      <style:text-properties officeooo:rsid="001cd185"/>
    </style:style>
    <style:style style:name="T4" style:family="text">
      <style:text-properties officeooo:rsid="001d807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4"/>
      <text:p text:style-name="P4"/>
      <text:p text:style-name="P4">Documentació de la Pràctica 1:</text:p>
      <text:p text:style-name="P6">Cerca local</text:p>
      <text:p text:style-name="P5"/>
      <text:p text:style-name="P5"/>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Oriol Pascual</text:p>
      <text:p text:style-name="P7">Jordi Donadeu</text:p>
      <text:p text:style-name="P7">Oriol Vidal</text:p>
      <text:p text:style-name="P7"/>
      <text:p text:style-name="P7">QT1 2018-2019</text:p>
      <text:p text:style-name="P7"/>
      <text:p text:style-name="P7"/>
      <text:p text:style-name="P7"/>
      <text:p text:style-name="P7"/>
      <text:p text:style-name="P7"/>
      <text:p text:style-name="P7"/>
      <text:p text:style-name="P8"><text:soft-page-break/></text:p>
      <text:p text:style-name="P3">Descripció de la implementació de l’estat</text:p>
      <text:p text:style-name="P3"/>
      <text:p text:style-name="P9">Per tal d’implementar l’estat <text:span text:style-name="T1">que ens demanava el problema vam crear una classe anomenada ProbCentralBoard amb els següents atributs:</text:span></text:p>
      <text:p text:style-name="P9"/>
      <text:p text:style-name="P10">- <text:span text:style-name="T1">Un objecte de tipus Centrales.</text:span></text:p>
      <text:p text:style-name="P10">- <text:span text:style-name="T1">Un objecte</text:span> <text:span text:style-name="T1">de tipus Clientes.</text:span></text:p>
      <text:p text:style-name="P10">- <text:span text:style-name="T1">El número de clients i de centrals.</text:span></text:p>
      <text:p text:style-name="P10">- <text:span text:style-name="T3">Un vector d’enters que farem servir per representar les assignacions, on l’índex de la posició és el client i el valor d’una posició és la central a la que aquest client està assignat.</text:span></text:p>
      <text:p text:style-name="P10">- <text:span text:style-name="T3">Els paràmetres necessaris per cridar les constructores de Clientes i Centrales (propc, propg i cent).</text:span></text:p>
      <text:p text:style-name="P10">- <text:span text:style-name="T3">Un vector de pairs, amb una posició per cada central. Serveix per emmagatzemar el consum d’una central i el consum disponible.</text:span></text:p>
      <text:p text:style-name="P3"/>
      <text:p text:style-name="P3"/>
      <text:p text:style-name="P3"/>
      <text:p text:style-name="P3"/>
      <text:p text:style-name="P3"/>
      <text:p text:style-name="P3"/>
      <text:p text:style-name="P3"/>
      <text:p text:style-name="P3"/>
      <text:p text:style-name="P3">Descripció dels operadors escollits</text:p>
      <text:p text:style-name="P3"/>
      <text:p text:style-name="P9">- <text:span text:style-name="T2">Moure client: Movem un client i a una central j i l’heurístic valora si aquest canvi és millor o pitjor en temes de benefici total.</text:span></text:p>
      <text:p text:style-name="P9"/>
      <text:p text:style-name="P9">- <text:span text:style-name="T2">Buidar central: Intentem buidar una central c, intentant repartir tots els seus clients assignats a altres centrals que no estiguin plenes.</text:span></text:p>
      <text:p text:style-name="P9"/>
      <text:p text:style-name="P9">- <text:span text:style-name="T2">Buidar central amb més potencial: Entenem com a central amb més potencial aquella que té molta energia</text:span> <text:s/>disponible no assignada, és a dir, aquella que està produint molta energia però en té as<text:span text:style-name="T3">s</text:span>ignada molt poca a clients. Aquesta funció intenta assignar aquests clients a altres centrals, per intentar <text:span text:style-name="T3">evitar posar en marxa aquesta central</text:span>.</text:p>
      <text:p text:style-name="P9"/>
      <text:p text:style-name="P9">- <text:span text:style-name="T2">Intercanviar clients: Intercanviem dos clients per intentar optimitzar les assignacions de clients a centrals.</text:span></text:p>
      <text:p text:style-name="P3"/>
      <text:p text:style-name="P3"/>
      <text:p text:style-name="P3"/>
      <text:p text:style-name="P3"/>
      <text:p text:style-name="P3"/>
      <text:p text:style-name="P3"/>
      <text:p text:style-name="P3"><text:soft-page-break/></text:p>
      <text:p text:style-name="P3">Descripció de les estratègies per trobar la solució inicial</text:p>
      <text:p text:style-name="P3"/>
      <text:p text:style-name="P3"/>
      <text:p text:style-name="P11"><text:span text:style-name="T4">En el primer operador intentem a</text:span>junta<text:span text:style-name="T4">r</text:span> clients <text:span text:style-name="T4">garantits</text:span> amb la central que pugui assumir l'energia demanada, <text:span text:style-name="T4">sense tenir en compte </text:span></text:p>
      <text:p text:style-name="P11"/>
      <text:p text:style-name="P11">Ajunta clients garantitzats amb la central mes aprop que pugui assumir l'energia</text:p>
      <text:p text:style-name="P3"/>
      <text:p text:style-name="P3"/>
      <text:p text:style-name="P3"/>
      <text:p text:style-name="P3"/>
      <text:p text:style-name="P3"/>
      <text:p text:style-name="P3">Descripció de la funció heurística</text:p>
      <text:p text:style-name="P3"/>
      <text:p text:style-name="P11">double consum_clients = board.getConsumClients(); </text:p>
      <text:p text:style-name="P11">double consum_centrals= board.getConsumCentrals(); </text:p>
      <text:p text:style-name="P11">double compensacio_clients = board.getCompensacio(); </text:p>
      <text:p text:style-name="P11"><text:span text:style-name="T2">h</text:span>eur=(consum_clients - consum_centrals – compensacio_clients);</text:p>
      <text:p text:style-name="P11">return -1*(heur); </text:p>
      <text:p text:style-name="P11"/>
      <text:p text:style-name="P13">Primer obtenim el consum dels clients que estan assignats (positiu), a continuació el consum de les centrals actives (negatiu) i finalment la compensació que haurem de pagar als clients que no tenim assignats. Llavors multipliquem el valor heurístic perquè l’heurístic intenta minimitzar el valor, però nosaltres volem maximitzar el valor absolut ja que estem parlant de benefici, per tant, haurem de fer que el valor estigui en negatiu.</text:p>
      <text:p text:style-name="P3"/>
      <text:p text:style-name="P3"/>
      <text:p text:style-name="P3"/>
      <text:p text:style-name="P3">Experim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2T13:06:08.257000000</meta:creation-date>
    <dc:date>2018-10-22T19:18:52.626000000</dc:date>
    <meta:editing-duration>PT15M55S</meta:editing-duration>
    <meta:editing-cycles>5</meta:editing-cycles>
    <meta:generator>LibreOffice/6.0.3.2$Windows_X86_64 LibreOffice_project/8f48d515416608e3a835360314dac7e47fd0b821</meta:generator>
    <meta:document-statistic meta:table-count="0" meta:image-count="0" meta:object-count="0" meta:page-count="3" meta:paragraph-count="30" meta:word-count="386" meta:character-count="2531" meta:non-whitespace-character-count="2168"/>
  </office:meta>
</office:document-meta>
</file>